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letter-spacing="0.018cm" style:letter-kerning="false"/>
    </style:style>
    <style:style style:name="P2" style:family="paragraph" style:parent-style-name="Standard">
      <style:text-properties fo:letter-spacing="0.018cm" officeooo:rsid="000243d2" officeooo:paragraph-rsid="000243d2" style:letter-kerning="false"/>
    </style:style>
    <style:style style:name="P3" style:family="paragraph" style:parent-style-name="Standard">
      <style:text-properties fo:letter-spacing="0.018cm" style:text-underline-style="solid" style:text-underline-width="auto" style:text-underline-color="font-color" fo:font-weight="bold" officeooo:rsid="000243d2" officeooo:paragraph-rsid="000243d2" style:font-weight-asian="bold" style:font-weight-complex="bold"/>
    </style:style>
    <style:style style:name="P4" style:family="paragraph" style:parent-style-name="Standard">
      <style:text-properties fo:letter-spacing="0.018cm"/>
    </style:style>
    <style:style style:name="P5" style:family="paragraph" style:parent-style-name="Standard">
      <style:text-properties fo:letter-spacing="0.018cm" officeooo:rsid="000243d2" officeooo:paragraph-rsid="000243d2" style:letter-kerning="false"/>
    </style:style>
    <style:style style:name="P6" style:family="paragraph" style:parent-style-name="Standard">
      <style:text-properties fo:letter-spacing="0.018cm" officeooo:rsid="000243d2" officeooo:paragraph-rsid="000243d2"/>
    </style:style>
    <style:style style:name="P7" style:family="paragraph" style:parent-style-name="Standard">
      <style:text-properties style:font-name="Liberation Serif" fo:letter-spacing="0.018cm" officeooo:rsid="000243d2" officeooo:paragraph-rsid="00060f63" style:letter-kerning="false"/>
    </style:style>
    <style:style style:name="T1" style:family="text">
      <style:text-properties officeooo:rsid="00060f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RAM :</text:p>
      <text:p text:style-name="P4"/>
      <text:p text:style-name="P1">#include &lt;stdio.h&gt;</text:p>
      <text:p text:style-name="P1">#include &lt;unistd.h&gt;</text:p>
      <text:p text:style-name="P1">int main()</text:p>
      <text:p text:style-name="P1">{</text:p>
      <text:p text:style-name="P1"><text:tab/>pid_t ret_value;</text:p>
      <text:p text:style-name="P1"><text:tab/>printf("\nThe process ID : %d\n",getpid());</text:p>
      <text:p text:style-name="P1"><text:tab/>ret_value=fork();</text:p>
      <text:p text:style-name="P1"><text:tab/>if(ret_value&lt;0)</text:p>
      <text:p text:style-name="P1"><text:tab/><text:tab/>printf("\nFork Failure\n");</text:p>
      <text:p text:style-name="P1"><text:tab/>else if(ret_value==0)</text:p>
      <text:p text:style-name="P1"><text:tab/>{</text:p>
      <text:p text:style-name="P1"><text:tab/><text:tab/>printf("\nChild Process\n");</text:p>
      <text:p text:style-name="P1"><text:tab/><text:tab/>printf("The process ID : %d\n",getpid());</text:p>
      <text:p text:style-name="P1"><text:tab/><text:tab/>sleep(20);</text:p>
      <text:p text:style-name="P1"><text:tab/>}</text:p>
      <text:p text:style-name="P1"><text:tab/>else</text:p>
      <text:p text:style-name="P1"><text:tab/>{</text:p>
      <text:p text:style-name="P1"><text:tab/><text:tab/>wait();</text:p>
      <text:p text:style-name="P1"><text:tab/><text:tab/>printf("\nParent Process\n");</text:p>
      <text:p text:style-name="P1"><text:tab/><text:tab/>printf("The process ID : %d\n",getppid());</text:p>
      <text:p text:style-name="P1"><text:tab/><text:tab/>sleep(<text:span text:style-name="T1">2</text:span>0);</text:p>
      <text:p text:style-name="P1"><text:tab/>}</text:p>
      <text:p text:style-name="P1"><text:tab/>return 0;</text:p>
      <text:p text:style-name="P1">}</text:p>
      <text:p text:style-name="P4"/>
      <text:p text:style-name="P4"/>
      <text:p text:style-name="P3">OUTPUT :</text:p>
      <text:p text:style-name="P6"/>
      <text:p text:style-name="P7">The process ID : <text:span text:style-name="T1">3231</text:span></text:p>
      <text:p text:style-name="P7"/>
      <text:p text:style-name="P7">Child Process</text:p>
      <text:p text:style-name="P7">The process ID : <text:span text:style-name="T1">3232</text:span></text:p>
      <text:p text:style-name="P7"/>
      <text:p text:style-name="P7">Parent Process</text:p>
      <text:p text:style-name="P7">The process ID : <text:span text:style-name="T1">3231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2T09:01:30.404000000</meta:creation-date>
    <dc:date>2022-08-02T10:38:56.612000000</dc:date>
    <meta:editing-duration>PT11M50S</meta:editing-duration>
    <meta:editing-cycles>3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31" meta:word-count="68" meta:character-count="506" meta:non-whitespace-character-count="442"/>
  </office:meta>
</office:document-meta>
</file>